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database Task_3;</text:p>
      <text:p text:style-name="Standard"/>
      <text:p text:style-name="Standard">create table student (</text:p>
      <text:p text:style-name="Standard"><text:s text:c="4"/>student_id varchar(15) primary key,</text:p>
      <text:p text:style-name="Standard"><text:s text:c="4"/>full_name varchar(50) not null,</text:p>
      <text:p text:style-name="Standard"><text:s text:c="4"/>age int not null check ( age &gt; 10),</text:p>
      <text:p text:style-name="Standard"><text:s text:c="4"/>birth_date date not null check ( birth_date &gt; date '2011-01-01'),</text:p>
      <text:p text:style-name="Standard"><text:s text:c="4"/>gender char(1) not null check (gender = 'm' or gender = 'f'),</text:p>
      <text:p text:style-name="Standard"><text:s text:c="4"/>need_for_dormitory boolean,</text:p>
      <text:p text:style-name="Standard"><text:s text:c="4"/>info_about_yourself text</text:p>
      <text:p text:style-name="Standard">);</text:p>
      <text:p text:style-name="Standard">create table instructors (</text:p>
      <text:p text:style-name="Standard"><text:s text:c="4"/>instructor_id varchar(15) primary key,</text:p>
      <text:p text:style-name="Standard"><text:s text:c="4"/>full_name varchar(50) not null,</text:p>
      <text:p text:style-name="Standard"><text:s text:c="4"/>speaking_language varchar(40),</text:p>
      <text:p text:style-name="Standard"><text:s text:c="4"/>work_experience integer not null check ( work_experience &gt; 0 ),</text:p>
      <text:p text:style-name="Standard"><text:s text:c="4"/>able_to_have_remote_lessons boolean not null</text:p>
      <text:p text:style-name="Standard">);</text:p>
      <text:p text:style-name="Standard"/>
      <text:p text:style-name="Standard">create table lesson (</text:p>
      <text:p text:style-name="Standard"><text:s text:c="4"/>lesson_title varchar(50) not null ,</text:p>
      <text:p text:style-name="Standard"><text:s text:c="4"/>teaching_instructor varchar(50),</text:p>
      <text:p text:style-name="Standard"><text:s text:c="4"/>foreign key (teaching_instructor) references instructors(full_name),</text:p>
      <text:p text:style-name="Standard"><text:s text:c="4"/>study_student varchar(50),</text:p>
      <text:p text:style-name="Standard"><text:s text:c="4"/>foreign key(study_student) references student(full_name),</text:p>
      <text:p text:style-name="Standard"><text:s text:c="4"/>room_number integer not null check ( room_number &gt; 0 )</text:p>
      <text:p text:style-name="Standard"/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6:08:38.436000000</meta:creation-date>
    <dc:date>2021-09-23T16:09:12.779000000</dc:date>
    <meta:editing-duration>PT34S</meta:editing-duration>
    <meta:editing-cycles>1</meta:editing-cycles>
    <meta:document-statistic meta:table-count="0" meta:image-count="0" meta:object-count="0" meta:page-count="1" meta:paragraph-count="25" meta:word-count="113" meta:character-count="926" meta:non-whitespace-character-count="766"/>
    <meta:generator>Neat_Office/6.2.8.2$Windows_x86 LibreOffice_project/</meta:generator>
  </office:meta>
</office:document-meta>
</file>